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JavaFormatSupport.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Converter.ProtobufHttpMessageConverter(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Converter.getMessageBuilder( Class &lt; ? extends Message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tobufJavaUtilSupport.print( Message message , OutputStream output , MediaType contentType , Charset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tobufJavaFormatSupport.merge( InputStream input , Charset charset , MediaType contentType , ExtensionRegistry extensionRegistry , Message . 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tobufJavaFormatSupport.ProtobufJavaForma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JavaUtilSupport.supportsWriteOnly(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Converter.getDefaultContentTyp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avaUtilSupport.ProtobufJavaUtilSupport( @ Nullable JsonFormat . Parser parser , @ Nullable JsonFormat . Printer prin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HttpMessageConverter.writeInternal( Message message , HttpOutputMessage output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tobufHttpMessageConverter.setProtoHeader( HttpOutputMessage response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HttpMessageConverter.ProtobufHttpMessageConverter( @ Nullable ProtobufFormatSupport formatSupport , @ Nullable ExtensionRegistry extensionRegis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tobufHttpMessageConverter.Protobuf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avaUtilSupport.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avaFormatSupport.print( Message message , OutputStream output , MediaType contentType , Charset char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tobufJavaUtilSupport.merge( InputStream input , Charset charset , MediaType contentType , ExtensionRegistry extensionRegistry , Message . 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tobuf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Converter.canWrite( @ Nullable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JavaFormatSupport.supportsWriteOnly(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Converter.readInternal( Class &lt; ? extends Message &gt; clazz , HttpInputMessage input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